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標準-subtitle">
      <style:graphic-properties draw:fill-color="#ffffff" draw:auto-grow-height="true" fo:min-height="17.936cm"/>
    </style:style>
    <style:style style:name="pr2" style:family="presentation" style:parent-style-name="標準-notes">
      <style:graphic-properties draw:fill-color="#ffffff" draw:auto-grow-height="true" fo:min-height="13.365cm"/>
    </style:style>
    <style:style style:name="pr3" style:family="presentation" style:parent-style-name="標準-title">
      <style:graphic-properties draw:auto-grow-height="true" fo:min-height="3.507cm"/>
    </style:style>
    <style:style style:name="pr4" style:family="presentation" style:parent-style-name="標準-outline1">
      <style:graphic-properties fo:min-height="13.609cm"/>
    </style:style>
    <style:style style:name="pr5" style:family="presentation" style:parent-style-name="標準-notes">
      <style:graphic-properties draw:fill-color="#ffffff" fo:min-height="13.114cm"/>
    </style:style>
    <style:style style:name="pr6" style:family="presentation" style:parent-style-name="標準-title">
      <style:graphic-properties fo:min-height="3.256cm"/>
    </style:style>
    <style:style style:name="pr7" style:family="presentation" style:parent-style-name="標準-outline1">
      <style:graphic-properties fo:min-height="13.61cm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32">
        <draw:frame presentation:style-name="pr1" draw:layer="layout" svg:width="25.199cm" svg:height="17.936cm" svg:x="1.4cm" svg:y="0.837cm" presentation:class="subtitle">
          <draw:text-box>
            <text:p>2. <text:span text:style-name="T1">Desktop-M3G</text:span>って何ですか?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presentation:style-name="pr3" draw:layer="layout" svg:width="25.199cm" svg:height="3.507cm" svg:x="1.4cm" svg:y="0.837cm" presentation:class="title">
          <draw:text-box>
            <text:p>Desktop-M3Gとは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M3G APIのC++実装</text:p>
                <text:list>
                  <text:list-item>
                    <text:p>MITライセンス</text:p>
                  </text:list-item>
                  <text:list-item>
                    <text:p>(デスクトップの)Linux向け</text:p>
                  </text:list-item>
                  <text:list-item>
                    <text:p>全30クラスを実装したものは世界で唯一</text:p>
                  </text:list-item>
                  <text:list-item>
                    <text:p><text:a xlink:href="http://google.com/">http://google.com/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presentation:style-name="pr6" draw:layer="layout" svg:width="25.199cm" svg:height="3.256cm" svg:x="1.4cm" svg:y="0.962cm" presentation:class="title">
          <draw:text-box>
            <text:p>オリジナルとの違い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JavaではなくC++</text:p>
              </text:list-item>
              <text:list-item>
                <text:p>OpenGL ESではなくOpenGLを利用</text:p>
              </text:list-item>
              <text:list-item>
                <text:p>別途glut (or etc) が必要</text:p>
                <text:list>
                  <text:list-item>
                    <text:p>bindTarget()/releaseTarget()がない</text:p>
                  </text:list-item>
                </text:list>
              </text:list-item>
              <text:list-item>
                <text:p>一部の機能の削除</text:p>
                <text:list>
                  <text:list-item>
                    <text:p>immediate modeとか</text:p>
                  </text:list-item>
                </text:list>
              </text:list-item>
              <text:list-item>
                <text:p>一部の機能の追加</text:p>
                <text:list>
                  <text:list-item>
                    <text:p>lookAt()関数とか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frame presentation:style-name="pr6" draw:layer="layout" svg:width="25.199cm" svg:height="3.256cm" svg:x="1.4cm" svg:y="0.962cm" presentation:class="title">
          <draw:text-box>
            <text:p>使い方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M3GReaderWriterのダウンロード</text:p>
                <text:list>
                  <text:list-header>
                    <text:p>src以下を全部コピー</text:p>
                  </text:list-header>
                </text:list>
              </text:list-item>
              <text:list-item>
                <text:p>Desktop-M3Gのダウンロード</text:p>
                <text:list>
                  <text:list-item>
                    <text:p/>
                  </text:list-item>
                </text:list>
              </text:list-item>
              <text:list-item>
                <text:p>必要:libpng, libjpeg, libz, (unitest++)</text:p>
              </text:list-item>
              <text:list-item>
                <text:p>make, make install</text:p>
                <text:list>
                  <text:list-item>
                    <text:p>libm3g.so と ヘッダーファイル</text:p>
                  </text:list-item>
                </text:list>
              </text:list-item>
              <text:list-item>
                <text:p>付属のユニットテストが全部通ればまず大丈夫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presentation:style-name="pr6" draw:layer="layout" svg:width="25.199cm" svg:height="3.256cm" svg:x="1.4cm" svg:y="0.962cm" presentation:class="title">
          <draw:text-box>
            <text:p>サンプル<text:tab/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ampleディレクトリの下に約20個</text:p>
              </text:list-item>
            </text:list>
          </draw:text-box>
        </draw:frame>
        <draw:frame draw:style-name="gr2" draw:layer="layout" svg:width="7cm" svg:height="0.933cm" svg:x="5.5cm" svg:y="13cm">
          <draw:text-box>
            <text:p>ここに本の画像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frame presentation:style-name="pr6" draw:layer="layout" svg:width="25.199cm" svg:height="3.256cm" svg:x="1.4cm" svg:y="0.962cm" presentation:class="title">
          <draw:text-box>
            <text:p>使い方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ヘッダー</text:p>
                <text:list>
                  <text:list-item>
                    <text:p>m3g.hpp</text:p>
                  </text:list-item>
                </text:list>
              </text:list-item>
              <text:list-item>
                <text:p>ライブラリ</text:p>
                <text:list>
                  <text:list-item>
                    <text:p>libm3g.s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frame presentation:style-name="pr6" draw:layer="layout" svg:width="25.199cm" svg:height="3.256cm" svg:x="1.4cm" svg:y="0.962cm" presentation:class="title">
          <draw:text-box>
            <text:p>参考資料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APIリファレンス</text:p>
                <text:list>
                  <text:list-item>
                    <text:p>docの下でdoxygen</text:p>
                  </text:list-item>
                </text:list>
              </text:list-item>
              <text:list-item>
                <text:p>オリジナルのM3Gのも参考</text:p>
                <text:list>
                  <text:list-item>
                    <text:p>仕様書</text:p>
                  </text:list-item>
                  <text:list-item>
                    <text:p>MOBILE 3D GRAPHIC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draw:frame presentation:style-name="pr6" draw:layer="layout" svg:width="25.199cm" svg:height="3.256cm" svg:x="1.4cm" svg:y="0.962cm" presentation:class="title">
          <draw:text-box>
            <text:p>ここでお願い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M3Gファイルください!!</text:p>
                <text:list>
                  <text:list-item>
                    <text:p>動作検証のため</text:p>
                  </text:list-item>
                  <text:list-item>
                    <text:p>サンプルとして配布できるとなおうれしい</text:p>
                  </text:list-item>
                  <text:list-item>
                    <text:p>特にアニメーション付きのキャラクターモデル</text:p>
                  </text:list-item>
                  <text:list-item>
                    <text:p>切実です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IPA明朝" style:font-family-generic="roman" style:font-pitch="variable" fo:font-size="24pt" fo:language="en" fo:country="US" style:font-family-asian="IPAゴシック" style:font-family-generic-asian="system" style:font-pitch-asian="variable" style:font-size-asian="24pt" style:language-asian="ja" style:country-asian="JP" style:font-family-complex="IPAゴシック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IPAゴシック" style:font-family-generic="roman" style:font-pitch="variable" fo:font-size="18pt" fo:font-style="normal" fo:text-shadow="none" style:text-underline-style="none" fo:font-weight="normal" style:letter-kerning="true" style:font-family-asian="IPAゴシック" style:font-family-generic-asian="system" style:font-pitch-asian="variable" style:font-size-asian="18pt" style:font-style-asian="normal" style:font-weight-asian="normal" style:font-family-complex="IPAゴシック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IPAゴシック" style:font-family-generic="roman" style:font-pitch="variable" fo:font-size="20pt" fo:font-style="normal" fo:text-shadow="none" style:text-underline-style="none" fo:font-weight="normal" style:letter-kerning="true" style:font-family-asian="IPAゴシック" style:font-family-generic-asian="system" style:font-pitch-asian="variable" style:font-size-asian="20pt" style:font-style-asian="normal" style:font-weight-asian="normal" style:font-family-complex="IPAゴシック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IPAゴシック" style:font-family-generic="roman" style:font-pitch="variable" fo:font-size="32pt" fo:font-style="normal" fo:text-shadow="none" style:text-underline-style="none" fo:font-weight="normal" style:letter-kerning="true" style:font-family-asian="IPAゴシック" style:font-family-generic-asian="system" style:font-pitch-asian="variable" style:font-size-asian="32pt" style:font-style-asian="normal" style:font-weight-asian="normal" style:font-family-complex="IPAゴシック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IPAゴシック" style:font-family-generic="roman" style:font-pitch="variable" fo:font-size="32pt" fo:font-style="normal" fo:text-shadow="none" style:text-underline-style="none" fo:font-weight="normal" style:letter-kerning="true" style:font-family-asian="IPAゴシック" style:font-family-generic-asian="system" style:font-pitch-asian="variable" style:font-size-asian="32pt" style:font-style-asian="normal" style:font-weight-asian="normal" style:font-family-complex="IPAゴシック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IPAゴシック" style:font-family-generic="roman" style:font-pitch="variable" fo:font-size="44pt" fo:font-style="normal" fo:text-shadow="none" style:text-underline-style="none" fo:font-weight="normal" style:letter-kerning="true" style:font-family-asian="IPAゴシック" style:font-family-generic-asian="system" style:font-pitch-asian="variable" style:font-size-asian="44pt" style:font-style-asian="normal" style:font-weight-asian="normal" style:font-family-complex="IPAゴシック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5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8-20T18:16:35</meta:creation-date>
    <meta:editing-duration>PT00H23M03S</meta:editing-duration>
    <meta:editing-cycles>4</meta:editing-cycles>
    <dc:date>2010-08-23T18:02:13</dc:date>
    <meta:generator>OpenOffice.org/3.2$Linux OpenOffice.org_project/320m12$Build-9483</meta:generator>
    <meta:document-statistic meta:object-count="53"/>
  </office:meta>
</office:document-meta>
</file>